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58%" fo:text-align="start" style:justify-single-word="false" fo:orphans="2" fo:widows="2" fo:text-indent="0in" style:auto-text-indent="false"/>
      <style:text-properties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202124" loext:opacity="100%" style:font-name="arial" fo:font-size="12pt" fo:letter-spacing="normal" fo:language="en" fo:country="US" fo:font-style="normal" fo:font-weight="normal" officeooo:rsid="000c3ad4" officeooo:paragraph-rsid="000c3ad4" style:font-size-asian="12pt" style:font-size-complex="12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202124" loext:opacity="100%" style:font-name="Liberation Serif" fo:font-size="12pt" fo:letter-spacing="normal" fo:language="en" fo:country="US" fo:font-style="normal" fo:font-weight="normal" officeooo:rsid="000c3ad4" officeooo:paragraph-rsid="000c3ad4" style:font-size-asian="12pt" style:font-weight-asian="normal" style:font-size-complex="12pt" style:font-weight-complex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officeooo:paragraph-rsid="0004a560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officeooo:rsid="00093bad" officeooo:paragraph-rsid="00093bad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officeooo:rsid="000c3ad4" officeooo:paragraph-rsid="000c3ad4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fo:font-weight="bold" officeooo:paragraph-rsid="0004a560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fo:font-weight="bold" officeooo:rsid="000c3ad4" officeooo:paragraph-rsid="000c3ad4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fo:font-weight="bold" officeooo:rsid="000c60aa" officeooo:paragraph-rsid="000c60a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 loext:padding="0in" loext:border="none"/>
    </style:style>
    <style:style style:name="T2" style:family="text">
      <style:text-properties fo:font-variant="normal" fo:text-transform="none" fo:letter-spacing="normal" fo:font-style="normal" fo:font-weight="normal" officeooo:rsid="000c60aa" loext:padding="0in" loext:border="none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variant="normal" fo:text-transform="none" fo:letter-spacing="normal" fo:font-style="normal" officeooo:rsid="000c60aa" loext:padding="0in" loext:border="none"/>
    </style:style>
    <style:style style:name="T5" style:family="text">
      <style:text-properties fo:font-variant="normal" fo:text-transform="none" fo:letter-spacing="normal" loext:padding="0in" loext:border="none"/>
    </style:style>
    <style:style style:name="T6" style:family="text">
      <style:text-properties fo:font-weight="bold"/>
    </style:style>
    <style:style style:name="T7" style:family="text">
      <style:text-properties fo:font-weight="bold" officeooo:rsid="000c60aa"/>
    </style:style>
    <style:style style:name="T8" style:family="text">
      <style:text-properties officeooo:rsid="000c60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Importing the 2 datasets</text:span></text:p>
      <text:p text:style-name="P4"><text:span text:style-name="T1"/></text:p>
      <text:p text:style-name="P4"><text:span text:style-name="T1">sqoop import \--connect jdbc:mysql://quickstart.cloudera:3306/retail_db \--username retail_dba \--password cloudera \--table orders</text:span><text:span text:style-name="T5"> </text:span><text:span text:style-name="T1">\--warehouse-dir /user/cloudera</text:span></text:p>
      <text:p text:style-name="P4"><text:span text:style-name="T1"/></text:p>
      <text:p text:style-name="P4"><text:span text:style-name="T1">sqoop import \--connect jdbc:mysql://quickstart.cloudera:3306/retail_db \--username retail_dba \--password cloudera \--table customers</text:span><text:span text:style-name="T5"> </text:span><text:span text:style-name="T1">\--warehouse-dir /user/cloudera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>less than 25 mb is considered small table</text:span></text:p>
      <text:p text:style-name="P4"><text:span text:style-name="T1"/></text:p>
      <text:p text:style-name="P4"><text:span text:style-name="T1"/></text:p>
      <text:p text:style-name="P8"><text:span text:style-name="T3">Map side join syntax:</text:span></text:p>
      <text:p text:style-name="P6"><text:span text:style-name="T1"/></text:p>
      <text:p text:style-name="P8"><text:span text:style-name="T3">- </text:span><text:span text:style-name="T4">orders table is small</text:span></text:p>
      <text:p text:style-name="P8"><text:span text:style-name="T4">- customer table is large</text:span></text:p>
      <text:p text:style-name="P9"><text:span text:style-name="T4">s</text:span><text:span text:style-name="T3">o</text:span></text:p>
      <text:p text:style-name="P6"><text:span text:style-name="T1"/></text:p>
      <text:p text:style-name="P3">SELECT /*+ MAPJOIN(<text:span text:style-name="T8">o</text:span>) */ <text:s/><text:span text:style-name="T8">c.customer_id, c.customer_name, c.date_of_birth, o.order_id, o.order_name, o.order_date from orders o join customers c on (o.order_customer_id = c.customer_id) limit 5;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1"/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9:08:21.814478919</meta:creation-date>
    <dc:date>2022-07-12T19:25:41.794113222</dc:date>
    <meta:editing-duration>PT17M18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1" meta:paragraph-count="9" meta:word-count="83" meta:character-count="659" meta:non-whitespace-character-count="594"/>
  </office:meta>
</office:document-meta>
</file>